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Why React Over Vanilla JS?</text:span></text:h>
      <text:list text:style-name="L1">
        <text:list-item>
          <text:p text:style-name="P2"><text:span text:style-name="Strong_20_Emphasis">Component-Based Architecture</text:span>: React encourages modular components that can be reused and nested, making it ideal for creating scalable UI components.</text:p>
        </text:list-item>
        <text:list-item>
          <text:p text:style-name="P2"><text:span text:style-name="Strong_20_Emphasis">State Management</text:span>: React’s state system makes it easy to handle dynamic interactions and data updates efficiently.</text:p>
        </text:list-item>
        <text:list-item>
          <text:p text:style-name="P2"><text:span text:style-name="Strong_20_Emphasis">Reusable Logic</text:span>: React allows the use of hooks and props to share logic across components.</text:p>
        </text:list-item>
        <text:list-item>
          <text:p text:style-name="P2"><text:span text:style-name="Strong_20_Emphasis">Virtual DOM</text:span>: Optimized rendering improves performance compared to vanilla DOM manipulation.</text:p>
        </text:list-item>
        <text:list-item>
          <text:p text:style-name="P1"><text:span text:style-name="Strong_20_Emphasis">Extensibility</text:span>: Components can easily be extended, customized, or refactored for similar use cases.</text:p>
        </text:list-item>
      </text:list>
      <text:p text:style-name="Horizontal_20_Line"/>
      <text:h text:style-name="Heading_20_2" text:outline-level="2"><text:span text:style-name="Strong_20_Emphasis">Clean Code Principles While Building Components</text:span></text:h>
      <text:p text:style-name="Text_20_body">Whether in React or vanilla JS, follow these key principles:</text:p>
      <text:list text:style-name="L2">
        <text:list-item>
          <text:p text:style-name="P4"><text:span text:style-name="Strong_20_Emphasis">Separation of Concerns</text:span>:</text:p>
          <text:list>
            <text:list-item>
              <text:p text:style-name="P4">Split logic, UI, and styles into separate files or layers.</text:p>
            </text:list-item>
            <text:list-item>
              <text:p text:style-name="P4">Use modular CSS (e.g., CSS modules or Tailwind CSS).</text:p>
            </text:list-item>
          </text:list>
        </text:list-item>
        <text:list-item>
          <text:p text:style-name="P4"><text:span text:style-name="Strong_20_Emphasis">Reusability</text:span>:</text:p>
          <text:list>
            <text:list-item>
              <text:p text:style-name="P4">Make components generic by passing <text:span text:style-name="Strong_20_Emphasis">props</text:span> (React) or <text:span text:style-name="Strong_20_Emphasis">configurable attributes</text:span> (HTML/JS).</text:p>
            </text:list-item>
          </text:list>
        </text:list-item>
        <text:list-item>
          <text:p text:style-name="P4"><text:span text:style-name="Strong_20_Emphasis">Single Responsibility Principle</text:span>:</text:p>
          <text:list>
            <text:list-item>
              <text:p text:style-name="P4">Each component should do one thing and do it well.</text:p>
            </text:list-item>
          </text:list>
        </text:list-item>
        <text:list-item>
          <text:p text:style-name="P4"><text:span text:style-name="Strong_20_Emphasis">Readability</text:span>:</text:p>
          <text:list>
            <text:list-item>
              <text:p text:style-name="P4">Use clear and meaningful variable/function names.</text:p>
            </text:list-item>
            <text:list-item>
              <text:p text:style-name="P4">Add comments where necessary.</text:p>
            </text:list-item>
          </text:list>
        </text:list-item>
        <text:list-item>
          <text:p text:style-name="P4"><text:span text:style-name="Strong_20_Emphasis">Avoid Hardcoding</text:span>:</text:p>
          <text:list>
            <text:list-item>
              <text:p text:style-name="P4">Use configurable values and parameters (props, dynamic data).</text:p>
            </text:list-item>
          </text:list>
        </text:list-item>
        <text:list-item>
          <text:p text:style-name="P4"><text:span text:style-name="Strong_20_Emphasis">Avoid Repetition</text:span>:</text:p>
          <text:list>
            <text:list-item>
              <text:p text:style-name="P4">Abstract common functionality into custom hooks (React) or reusable functions.</text:p>
            </text:list-item>
          </text:list>
        </text:list-item>
        <text:list-item>
          <text:p text:style-name="P4"><text:span text:style-name="Strong_20_Emphasis">Keep Components Small</text:span>:</text:p>
          <text:list>
            <text:list-item>
              <text:p text:style-name="P3">Break complex UIs into smaller, manageable component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7:27:38.332372136</meta:creation-date>
    <dc:date>2024-12-12T17:27:56.697217607</dc:date>
    <meta:editing-duration>PT19S</meta:editing-duration>
    <meta:editing-cycles>1</meta:editing-cycles>
    <meta:document-statistic meta:table-count="0" meta:image-count="0" meta:object-count="0" meta:page-count="1" meta:paragraph-count="24" meta:word-count="207" meta:character-count="1358" meta:non-whitespace-character-count="1196"/>
    <meta:generator>LibreOffice/24.2.7.2$Linux_X86_64 LibreOffice_project/420$Build-2</meta:generator>
  </office:meta>
</office:document-meta>
</file>